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cm" svg:x2="3cm" svg:y2="11.2cm">
          <text:p/>
        </draw:line>
        <draw:line draw:style-name="gr1" draw:text-style-name="P1" draw:layer="layout" svg:x1="18cm" svg:y1="3cm" svg:x2="18cm" svg:y2="11.2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4cm" svg:x2="18cm" svg:y2="6.1cm">
          <text:p text:style-name="P1"><text:span text:style-name="T1">&lt;user&gt;identifiant utilisateur&lt;/user&gt;</text:span></text:p>
          <text:p text:style-name="P1"><text:span text:style-name="T1">&lt;sessionid&gt;any&lt;/sessionid&gt;</text:span></text:p>
          <text:p text:style-name="P1"><text:span text:style-name="T1"><text:tab/></text:span><text:span text:style-name="T1">&lt;type&gt; « authenticated request »&lt;/type&gt; </text:span></text:p>
          <text:p text:style-name="P1"><text:span text:style-name="T1"><text:tab/></text:span><text:span text:style-name="T1">&lt;status&gt; « any kind »&lt;/status&gt;</text:span></text:p>
        </draw:line>
        <draw:line draw:style-name="gr4" draw:text-style-name="P2" draw:layer="layout" svg:x1="3cm" svg:y1="10cm" svg:x2="18cm" svg:y2="8cm">
          <text:p text:style-name="P1"><text:span text:style-name="T1">&lt;type&gt;</text:span><text:span text:style-name="T2">auth</text:span><text:span text:style-name="T1">&lt;/type&gt; </text:span></text:p>
          <text:p text:style-name="P1"><text:span text:style-name="T1"><text:tab/></text:span><text:span text:style-name="T1">&lt;status&gt;error&lt;/status&gt; </text:span></text:p>
          <text:p text:style-name="P1"><text:span text:style-name="T1"><text:tab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07:54:40</dc:date>
    <dc:creator>Gautier Philippe</dc:creator>
    <meta:editing-duration>PT42S</meta:editing-duration>
    <meta:editing-cycles>3</meta:editing-cycles>
    <meta:generator>LibreOffice/3.6$Linux_X86_64 LibreOffice_project/360m1$Build-2</meta:generator>
    <meta:document-statistic meta:object-count="6"/>
  </office:meta>
</office:document-meta>
</file>